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6.101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Nivel de acceso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Tabla</text:p>
          </table:table-cell>
          <table:table-cell table:style-name="ce7" office:value-type="string" calcext:value-type="string">
            <text:p>Columna</text:p>
          </table:table-cell>
          <table:table-cell table:style-name="ce7" office:value-type="string" calcext:value-type="string">
            <text:p>Permisos CRUD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dministrador del sistema</text:p>
          </table:table-cell>
          <table:table-cell table:style-name="ce6" office:value-type="string" calcext:value-type="string">
            <text:p>TODAS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rección</text:p>
          </table:table-cell>
          <table:table-cell table:style-name="ce4" office:value-type="string" calcext:value-type="string">
            <text:p><text:span text:style-name="T1">TODAS</text:span> (salvo sistema)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Departamento</text:p>
          </table:table-cell>
          <table:table-cell table:style-name="ce8" office:value-type="string" calcext:value-type="string">
            <text:p>id, nombre, jefe1, jefe2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Departamento_telefon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empleado</text:p>
          </table:table-cell>
          <table:table-cell table:style-name="ce8" office:value-type="string" calcext:value-type="string">
            <text:p>id, nombre, apellido1, apellido2, puesto, superior, departamento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factura_pag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_email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_telefon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articul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factura_cobr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reserva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id, tipo, precio_base, vista_mar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Realiza_reserva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cliente</text:p>
          </table:table-cell>
          <table:table-cell table:style-name="ce8" office:value-type="string" calcext:value-type="string">
            <text:p>id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5" office:value-type="string" calcext:value-type="string">
            <text:p>ROL: gestion_compras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efatura</text:p>
          </table:table-cell>
          <table:table-cell table:style-name="ce6" office:value-type="string" calcext:value-type="string">
            <text:p>ROL: gestion_empleados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efatura</text:p>
          </table:table-cell>
          <table:table-cell table:style-name="ce6" office:value-type="string" calcext:value-type="string">
            <text:p>ROL: gestion_compras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id, tipo, vista_mar, precio_bas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estado, ocupada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Reserva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_email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Realiza_reserva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factura_cobro</text:p>
          </table:table-cell>
          <table:table-cell table:style-name="ce4" office:value-type="string" calcext:value-type="string">
            <text:p>id, fecha_factura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Departamento</text:p>
          </table:table-cell>
          <table:table-cell table:style-name="ce8" office:value-type="string" calcext:value-type="string">
            <text:p>id, nombre, jefe1, jefe2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Departamento_telefon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empleado</text:p>
          </table:table-cell>
          <table:table-cell table:style-name="ce8" office:value-type="string" calcext:value-type="string">
            <text:p>id, nombre, apellido1, apellido2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5" office:value-type="string" calcext:value-type="string">
            <text:p>factura_cobr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factura_pag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Departament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Departamento_telefon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id, tipo, vista_mar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estado, ocupada</text:p>
          </table:table-cell>
          <table:table-cell table:style-name="ce6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reserva</text:p>
          </table:table-cell>
          <table:table-cell table:style-name="ce8" office:value-type="string" calcext:value-type="string">
            <text:p>ID, fecha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6" office:value-type="string" calcext:value-type="string">
            <text:p>realiza_reserva</text:p>
          </table:table-cell>
          <table:table-cell table:style-name="ce8" office:value-type="string" calcext:value-type="string">
            <text:p>reserva, habitacion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Mantenimiento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id, tipo, vista_mar, estado, ocupada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id, ocupada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6" office:value-type="string" calcext:value-type="string">
            <text:p>reserva</text:p>
          </table:table-cell>
          <table:table-cell table:style-name="ce8" office:value-type="string" calcext:value-type="string">
            <text:p>id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6" office:value-type="string" calcext:value-type="string">
            <text:p>cliente</text:p>
          </table:table-cell>
          <table:table-cell table:style-name="ce8" office:value-type="string" calcext:value-type="string">
            <text:p>id, nombre, apellido1, apellido2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6" office:value-type="string" calcext:value-type="string">
            <text:p>realiza_reserva</text:p>
          </table:table-cell>
          <table:table-cell table:style-name="ce8" office:value-type="string" calcext:value-type="string">
            <text:p>reserva, habitacion, client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cina</text:p>
          </table:table-cell>
          <table:table-cell table:style-name="ce5" office:value-type="string" calcext:value-type="string">
            <text:p>departamento</text:p>
          </table:table-cell>
          <table:table-cell table:style-name="ce4" office:value-type="string" calcext:value-type="string">
            <text:p>id, nombr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cina</text:p>
          </table:table-cell>
          <table:table-cell table:style-name="ce5" office:value-type="string" calcext:value-type="string">
            <text:p>articul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corresponde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albaran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inea_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inea_albaran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realiza_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articul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_email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ocalidad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</text:p>
          </table:table-cell>
          <table:table-cell table:style-name="ce4" office:value-type="string" calcext:value-type="string">
            <text:p>id, nombre, apellido1, apellido2, nif_nie, superior, departamento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</text:p>
          </table:table-cell>
          <table:table-cell table:style-name="ce4" office:value-type="string" calcext:value-type="string">
            <text:p>puesto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_email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Departament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Departamento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A1:Hoja1.E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3:11:23.708000000</meta:creation-date>
    <dc:date>2024-06-13T16:18:47.040000000</dc:date>
    <meta:editing-duration>PT3H7M12S</meta:editing-duration>
    <meta:editing-cycles>28</meta:editing-cycles>
    <meta:generator>LibreOffice/7.5.7.1$Windows_X86_64 LibreOffice_project/47eb0cf7efbacdee9b19ae25d6752381ede23126</meta:generator>
    <meta:document-statistic meta:table-count="1" meta:cell-count="310" meta:object-count="0"/>
  </office:meta>
</office:document-meta>
</file>